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antarell Extra Bold"/>
    </style:style>
    <style:style style:name="P2" style:family="paragraph" style:parent-style-name="Standard">
      <style:text-properties style:font-name="Cantarell Extra Bold" fo:font-size="18pt" style:font-size-asian="18pt" style:font-size-complex="18pt"/>
    </style:style>
    <style:style style:name="P3" style:family="paragraph" style:parent-style-name="Standard">
      <style:text-properties style:font-name="Liberation Serif1" fo:font-size="14pt" style:font-size-asian="14pt" style:font-size-complex="14pt"/>
    </style:style>
    <style:style style:name="P4" style:family="paragraph" style:parent-style-name="Standard">
      <style:text-properties officeooo:paragraph-rsid="0008aec6"/>
    </style:style>
    <style:style style:name="T1" style:family="text">
      <style:text-properties style:font-name="Cantarell"/>
    </style:style>
    <style:style style:name="T2" style:family="text">
      <style:text-properties style:font-name="Liberation Serif1" fo:font-size="14pt" style:font-size-asian="14pt" style:font-size-complex="14pt"/>
    </style:style>
    <style:style style:name="T3" style:family="text">
      <style:text-properties officeooo:rsid="000972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ando cases de sucesso - Analise critica do Case FBI</text:p>
      <text:p text:style-name="P1"><text:s text:c="9"/><text:span text:style-name="T1">Como o FBI Desenvolveu em 1 ano um projeto que estava atrasado há 10 anos e com economia de 90% do investimento?</text:span></text:p>
      <text:p text:style-name="Standard"><text:s text:c="9"/></text:p>
      <text:p text:style-name="P4"><text:s text:c="3"/></text:p>
      <text:p text:style-name="P4"><text:s text:c="8"/><text:span text:style-name="T2">Em março de 2006, o FBI estava desenvolvendo um projeto chamado Sentinel, tiveram ali suas estimativas iniciais de US$ 451 milhões para o desenvolvimento e implementação do Sentinel até dezembro de 2009 e de acordo com o projeto original, o sistema deveria ser desenvolvido em 4 fases. Foi contratada uma empresa que propôs usarem o método <text:s/>mais tradicional para desenvolvimentos de softwares, o método cascata.</text:span></text:p>
      <text:p text:style-name="P3"><text:s text:c="8"/>Ja em agosto de 2010 o FBI teria gastado US$ 405 milhões do orçamento de US$ 451 milhões do Sentinel,entretanto so foram entregues funcionalidades para duas das quatro fases do seu projeto. </text:p>
      <text:p text:style-name="P3"><text:s text:c="6"/>Ainda em 2010 o novo CTO decidiu retomar o projeto usando uma nova abordagem, o scrum. </text:p>
      <text:p text:style-name="P3"><text:s/>"O FBI disse ao Inspetor Geral do Departamento de Justiça que acreditava ser capaz de completar o Sentinel com o orçamento remanescente e dentro de 12 meses usando essa nova abordagem,pois uma auditoria <text:s/>já havia concluído que o FBI precisaria de mais US$ 35 milhões e mais seis anos se tivesse continuado com a metodologia tradicional. </text:p>
      <text:p text:style-name="P3"><text:s text:c="7"/>Em 2011 todas as fases do projeto haviam sido concluídas,usando o scrum o FBI concluiu o Sentinel em 12 meses usando apenas US$ 30 milhões, gerando uma economia de mais de 90%</text:p>
      <text:p text:style-name="P3"><text:s text:c="5"/>Podemos notar que ao mudar sua abordagem, o FBI trabalhou na mesma intensidade de antes porem desta vez foram recompensados com resultados extremamente superiores,o resultado que temos e sem duvidas incrível. Neste case e possível perceber como o scrum pode agilizar diversos projetos utilizando métodos mais rápidos e seguros,e ainda podemos economizar muito.</text:p>
      <text:p text:style-name="P3"><text:s text:c="6"/>"Segundo o Relatório CHAOS do Standish Group, apenas 37% dos projetos de software são bem-sucedidos. Apenas 14% dos projetos tradicionais (Cascata) tiveram sucesso, em comparação com 42% dos projetos ágeis (Scrum)"</text:p>
      <text:p text:style-name="P3"><text:s text:c="6"/><text:span text:style-name="T3">Este é um case de sucesso, porem se tivessem usado o método ágil(scrum) desde o inicio <text:s/>teriam </text:span>economizado tempo e dinheiro. <text:span text:style-name="T3">Considero que fazer </text:span><text:s/>uma pesquisa sobre os métodos existentes no mercado para desenvolvimento de projetos é sem duvidas algo essencial para qualquer organizaçã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17:36:08.040670042</meta:creation-date>
    <dc:date>2022-10-07T17:58:26.896799739</dc:date>
    <meta:editing-duration>PT1M8S</meta:editing-duration>
    <meta:editing-cycles>1</meta:editing-cycles>
    <meta:document-statistic meta:table-count="0" meta:image-count="0" meta:object-count="0" meta:page-count="1" meta:paragraph-count="12" meta:word-count="361" meta:character-count="2297" meta:non-whitespace-character-count="1871"/>
    <meta:generator>LibreOffice/7.0.4.2$Linux_X86_64 LibreOffice_project/00$Build-2</meta:generator>
  </office:meta>
</office:document-meta>
</file>